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TypeWrapperTests.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ableTypeWrapperTests.wildcar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ableTypeWrapperTests.typeVariabl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bleTypeWrapperTests.assertSerializabl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ableTypeWrapperTests.for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bleTypeWrapperTests.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TypeWrapperTests.for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bleTypeWrapperTests.fo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TypeWrapperTests.generic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s.Constructors( List &lt; String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